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4fe75" officeooo:paragraph-rsid="0004fe75"/>
    </style:style>
    <style:style style:name="P2" style:family="paragraph" style:parent-style-name="Preformatted_20_Text">
      <style:text-properties officeooo:rsid="0004fe75" officeooo:paragraph-rsid="00062eba"/>
    </style:style>
    <style:style style:name="P3" style:family="paragraph" style:parent-style-name="Preformatted_20_Text">
      <style:paragraph-properties fo:break-before="page"/>
      <style:text-properties officeooo:rsid="0004fe75" officeooo:paragraph-rsid="0004fe75"/>
    </style:style>
    <style:style style:name="P4" style:family="paragraph" style:parent-style-name="Preformatted_20_Text">
      <style:text-properties officeooo:rsid="0004fe75" officeooo:paragraph-rsid="0007928c"/>
    </style:style>
    <style:style style:name="T1" style:family="text">
      <style:text-properties officeooo:rsid="00062eba"/>
    </style:style>
    <style:style style:name="T2" style:family="text">
      <style:text-properties officeooo:rsid="0006cf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Z�#########ÿÿ##¸#######@###################################ð#####º##´<text:tab/>Í!¸#LÍ!T</text:p>
      <text:p text:style-name="P4">$#######�ØéÄË¹‡—Ë¹‡—Ë¹‡—7Î&gt;—É¹‡—Ë¹†—#¹‡—:L—È¹‡—:J—Ã¹‡—:H—ø¹‡—:I—›¹‡—:T—Í¹‡—:M—Ê¹‡—:N—Ê¹‡—:K—Ê¹‡—RichË¹‡—########PE##L###•…˜P########à#"!#################©#######0##################<text:line-break/>############P######sü####@#########################`N##$Ù### ##&lt;####À##ð############ì##˜####Ð##´D##################################€K##@###########€£##D###########################.text###„########################### ##`.data###ð`###0###2##################@##À.idata####### #######N##############@##@.rsrc###ð####À#######j##############@##@.reloc##Æ}###Ð###~###n##############@##B########################</text:p>
      <text:p text:style-name="P4">Ë¹‡—7Î&gt;—É¹‡—Ë¹†—#¹‡—:L—È¹‡—:J—Ã¹‡—:H—ø¹‡—:I—›¹‡—:T—Í¹‡—:M—Ê¹‡—:N—Ê¹‡—:K—Ê¹‡—RichË¹‡—########PE##L###•…˜P########à#"!#################©#######0##################<text:line-break/>############P######sü####@#########################`N##$Ù### ##&lt;####À##ð############ì##˜####Ð##´D##################################€K##@###########€£##D###########################.text###„########################### ##`.data###ð`###0###2##################@##À.idata####### #######N##############@##@.rsrc###ð####À#######j##############@##@.reloc##Æ}###Ð###~###n##############@##B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üç##¹ç##šç##òç##‡è##1è###è##iè###é##¼è##�è##õè##‹é##Hé##)é##�é##¹é##­é##Ùé###ê##ïé##Ïé##8ê##mê##Nê##.ê##«ê##àê##Áê##�ê###ë##Pë##1ë##ýê##zë##¯ë##�ë##pë##íë##"ì###ì##Ïë##]ì##’ì##sì##?###à¿#####ÈœÀ##€?U]pB(&gt;@AU]ðB#r1?Ž¾¿5##eC;ª¸?###ÀÑ÷·&gt;###?#######`G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üç##¹ç##šç##òç##‡è##1è###è##iè###é##¼è##�è##õè##‹é##Hé##)é##�é##¹é##­é##Ùé###ê##ïé##Ïé##8êã#Ç&gt;²Ÿ## #*?######�?UUUUUUÅ?######ð?ñnßs0qæ=ªïÞ²?åZ&gt;'Œ¯<text:line-break/>å#Ç&gt;Hð<text:span text:style-name="T1">#</text:span>÷?####Å#(@### ª#N@### ª#^@##### l@###¿######### lÀÕèU9×y#&lt;Úª*&gt;##€?### #½*?###à:#�?###@[UÅ?z*Ú!û#E@uËx2-¸Ã@îý¡#³V#A######ð?®Ø¾ÑWIŠ@Ñ†_X-}ò@îý¡#³V$A####@.æ?Ê«yÏÑ÷·&gt;####€ÌÜ@þ‚+eG#÷?z*Ú!û#E@®Ø¾ÑWIŠ@uËx2-¸Ã@####€ÌÜ@Ñ†_X-}ò@îý¡#³V#Aîý¡#³V$A####€ÌÜÀëìaï�¨é&lt;þŒËžRçj=2Kç¶F#æ={À4gEæZ&gt;ŠLW¥ã#Ç&gt;²Ÿ## #*?######�?UUUUUUÅ?######ð?ñnßs0qæ=ªïÞ²?åZ&gt;'Œ¯<text:line-break/>å#Ç&gt;Hð<text:span text:style-name="T1">#</text:span></text:p>
      <text:p text:style-name="P4">Ë¹‡—7Î&gt;—É¹‡—Ë¹†—#¹‡—:L—È¹‡—:J—Ã¹‡—:H—ø¹‡—:I—›¹‡—:T—Í¹‡—:M—Ê¹‡—:N—Ê¹‡—:K—Ê¹‡—RichË¹‡—########PE##L###•…˜P########à#"!############################ð#####º##´<text:tab/>Í!¸#LÍ!T</text:p>
      <text:p text:style-name="P4">$#######�ØéÄË¹‡—Ë¹‡—Ë¹‡—7Î&gt;—É¹‡—Ë¹†—#¹‡—:L—È¹‡—:J—Ã¹‡—:H—ø¹‡—:I—›¹‡—:T—Í¹‡—:M—Ê¹‡—:N—Ê¹‡—:K—Ê¹‡—RichË¹‡—########PE##L###•…˜P########à#"!#################©#######0##################<text:line-break/>############P######sü####@#########################`N##$Ù### ##&lt;####À##ð############ì##˜####Ð##´D##################################€K##@###########€£##D###########################.text###„########################### ##`.data###ð`###0###2##################@##À.idata####### #######N##############@##@.rsrc###ð#<text:span text:style-name="T2">4</text:span>##mê##Nê##.ê##«ê##àê##Áê##�ê###ë##Pë##1ë##ýê##zë##¯ë##�ë##pë##íë##"ì###ì##Ïë##]ì##’ì##sì##?ì##¼ì##ñì##Òì##²ì###í##'í##3í##¡é##vç##‚ç##Žç##########Ð¦###¤##†ª##########•…˜P########*###ÈK##È?####################################Ð?######ð?�øGwÖDz@PùŸ¸YŽÍ@‘˜€pÞ#&gt;@%£&lt;nqEª@QùŸ¸YŽÝ@####@.æ?Ê«yÏÑ÷·&gt;#####Èœ@þ‚+eG#÷?Ê«yÏÑ÷·&gt;######à?####@.æ?þ‚+eG#÷?‘˜€pÞ#&gt;@�øGwÖDz@#####Èœ@%£&lt;nqEª@PùŸ¸YŽÍ@QùŸ¸YŽÝ@######à¿#####ÈœÀ##€?U]pB(&gt;@AU]ðB#r1?Ž¾¿5##eC;ª¸?###ÀÑ÷·&gt;###?#######`G#÷?####Å#(@### ª#N@### ª#^@##### l@###¿######### lÀÕèU9×y#&lt;Úª*&gt;##€?### #½*?###à:#�?###@[UÅ?z*Ú!û#E@uËx2-¸Ã@îý¡#³V#A######ð?®Ø¾ÑWIŠ@Ñ†_X-}ò@îý¡#³V$A####@.æ?Ê«yÏÑ÷·&gt;####€ÌÜ@þ‚+eG#÷?z*Ú!û#E@®Ø¾ÑWIŠ@uËx2-¸Ã@####€ÌÜ@Ñ†_X-}ò@îý¡#³V#Aîý¡#³V$A####€ÌÜÀëìaï�¨é&lt;þŒËžRçj=2Kç¶F#æ={À4gEæZ&gt;ŠLW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8T13:09:42.034000000</dc:date>
    <meta:editing-duration>PT3M25S</meta:editing-duration>
    <meta:editing-cycles>4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5" meta:word-count="357" meta:character-count="4021" meta:non-whitespace-character-count="3993"/>
  </office:meta>
</office:document-meta>
</file>